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94cm"/>
    </style:style>
    <style:style style:name="co4" style:family="table-column">
      <style:table-column-properties fo:break-before="auto" style:column-width="1.18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 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Part a</text:p>
          </table:table-cell>
          <table:table-cell office:value-type="string">
            <text:p>Execution doesn't start until all dependencies are me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struction</text:p>
          </table:table-cell>
          <table:table-cell office:value-type="string">
            <text:p>Issue</text:p>
          </table:table-cell>
          <table:table-cell office:value-type="string">
            <text:p>Start Execute</text:p>
          </table:table-cell>
          <table:table-cell office:value-type="string">
            <text:p>Write to CDB</text:p>
          </table:table-cell>
        </table:table-row>
        <table:table-row table:style-name="ro1">
          <table:table-cell office:value-type="string">
            <text:p>L.D F2, 0(R1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.D F2, 0(R1)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.D F2, 0(R1)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27">
            <text:p>27</text:p>
          </table:table-cell>
          <table:table-cell table:number-columns-repeated="2" office:value-type="float" office:value="31">
            <text:p>31</text:p>
          </table:table-cell>
        </table:table-row>
      </table:table>
      <table:table table:name="Part B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Part b</text:p>
          </table:table-cell>
          <table:table-cell office:value-type="string">
            <text:p>Latencies from Figure 3.6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struction</text:p>
          </table:table-cell>
          <table:table-cell office:value-type="string">
            <text:p>Issue</text:p>
          </table:table-cell>
          <table:table-cell office:value-type="string">
            <text:p>Start Execute</text:p>
          </table:table-cell>
          <table:table-cell office:value-type="string">
            <text:p>Write to CDB</text:p>
          </table:table-cell>
        </table:table-row>
        <table:table-row table:style-name="ro1">
          <table:table-cell office:value-type="string">
            <text:p>L.D F2, 0(R1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string">
            <text:p>stalls for 6 cycles</text:p>
          </table:table-cell>
          <table:table-cell table:number-columns-repeated="3"/>
        </table:table-row>
        <table:table-row table:style-name="ro1">
          <table:table-cell office:value-type="string">
            <text:p>L.D F2, 0(R1)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stalls for 6 cycles</text:p>
          </table:table-cell>
          <table:table-cell table:number-columns-repeated="3"/>
        </table:table-row>
        <table:table-row table:style-name="ro1">
          <table:table-cell office:value-type="string">
            <text:p>L.D F2, 0(R1)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</table:table-row>
      </table:table>
      <table:table table:name="Part 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Instruction</text:p>
          </table:table-cell>
          <table:table-cell office:value-type="string">
            <text:p>Issue</text:p>
          </table:table-cell>
          <table:table-cell office:value-type="string">
            <text:p>Start Execute</text:p>
          </table:table-cell>
          <table:table-cell office:value-type="string">
            <text:p>Write to CDB</text:p>
          </table:table-cell>
          <table:table-cell office:value-type="string">
            <text:p>Commit</text:p>
          </table:table-cell>
        </table:table-row>
        <table:table-row table:style-name="ro1">
          <table:table-cell office:value-type="string">
            <text:p>L.D F2, 0(R1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.D F2, 0(R1)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.D F2, 0(R1)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UL.D F4, F2, F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.D F6, 0(R2)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ADD.D F6, F4, F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.D F6, 0(R2)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ADDUI R1, R1, #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ADDUI R2, R2, #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DSGTUI R3, R1, #80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EQZ R3, foo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4">2008/10/14</text:date>, <text:time>21:0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trick Trinkle</meta:initial-creator>
    <meta:creation-date>2008-10-14T15:02:21</meta:creation-date>
    <dc:creator>Patrick Trinkle</dc:creator>
    <dc:date>2008-10-14T20:59:44</dc:date>
    <meta:editing-cycles>10</meta:editing-cycles>
    <meta:editing-duration>PT5H27M13S</meta:editing-duration>
    <meta:user-defined meta:name="Info 1"/>
    <meta:user-defined meta:name="Info 2"/>
    <meta:user-defined meta:name="Info 3"/>
    <meta:user-defined meta:name="Info 4"/>
    <meta:document-statistic meta:table-count="3" meta:cell-count="370"/>
  </office:meta>
</office:document-meta>
</file>